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Mono" fo:font-weight="bold" officeooo:rsid="001e441d" officeooo:paragraph-rsid="001e441d" fo:background-color="#8e86a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Noto Mono" fo:font-weight="bold" officeooo:rsid="001a5d78" officeooo:paragraph-rsid="001a5d78" fo:background-color="transparen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oto Mono" fo:font-weight="bold" officeooo:rsid="0020d44f" officeooo:paragraph-rsid="0020d44f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oto Mono" fo:font-weight="bold" officeooo:rsid="00287dd2" officeooo:paragraph-rsid="00287dd2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Noto Mono" fo:font-weight="bold" officeooo:rsid="002890d8" officeooo:paragraph-rsid="002890d8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Noto Mono" fo:font-weight="bold" officeooo:rsid="00289016" officeooo:paragraph-rsid="00289016" fo:background-color="transparent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Noto Mono" fo:font-weight="bold" officeooo:rsid="00295496" officeooo:paragraph-rsid="00295496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Noto Mono" fo:font-weight="normal" officeooo:rsid="00242c09" officeooo:paragraph-rsid="00242c09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Noto Mono" fo:font-weight="normal" officeooo:rsid="002539b9" officeooo:paragraph-rsid="002539b9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1a09fd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2bf7f7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Noto Mono" fo:font-weight="normal" officeooo:rsid="00266c52" officeooo:paragraph-rsid="00266c52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Noto Mono" fo:font-weight="normal" officeooo:rsid="00287dd2" officeooo:paragraph-rsid="00287dd2" fo:background-color="transparen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Noto Mono" fo:font-weight="normal" officeooo:rsid="00289016" officeooo:paragraph-rsid="00289016" fo:background-color="transparen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Noto Mono" fo:font-weight="normal" officeooo:rsid="002890d8" officeooo:paragraph-rsid="002890d8" fo:background-color="transparen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Noto Mono" fo:font-weight="normal" officeooo:rsid="00295496" officeooo:paragraph-rsid="00295496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Noto Mono" fo:font-weight="normal" officeooo:rsid="002bb61c" officeooo:paragraph-rsid="002bb61c" fo:background-color="transparent" style:font-weight-asian="normal" style:font-weight-complex="normal"/>
    </style:style>
    <style:style style:name="P29" style:family="paragraph" style:parent-style-name="Standard">
      <style:paragraph-properties style:line-height-at-least="0.582cm"/>
      <style:text-properties style:font-name="Droid Sans Mono" fo:font-weight="normal" fo:background-color="#191622"/>
    </style:style>
    <style:style style:name="P30" style:family="paragraph" style:parent-style-name="Standard">
      <style:paragraph-properties style:line-height-at-least="0.582cm"/>
      <style:text-properties style:font-name="Droid Sans Mono" fo:font-size="10pt" fo:font-weight="normal" fo:background-color="#191622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0d44f" officeooo:paragraph-rsid="0020d44f" fo:background-color="#191622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539b9" officeooo:paragraph-rsid="002539b9" fo:background-color="#191622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7dd2" officeooo:paragraph-rsid="00287dd2" fo:background-color="#191622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16" officeooo:paragraph-rsid="00289016" fo:background-color="#191622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d8" officeooo:paragraph-rsid="002890d8" fo:background-color="#191622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95496" officeooo:paragraph-rsid="00295496" fo:background-color="#191622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bb61c" officeooo:paragraph-rsid="002bb61c" fo:background-color="#191622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style:line-height-at-least="0.582cm"/>
      <style:text-properties fo:color="#e1e1e6" style:font-name="Droid Sans Mono" fo:font-size="10pt" fo:font-weight="normal" fo:background-color="#191622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paragraph-rsid="00295496" fo:background-color="#191622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42c09" officeooo:paragraph-rsid="00242c09" fo:background-color="#191622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66c52" officeooo:paragraph-rsid="00266c52" fo:background-color="#191622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line-height-at-least="0.582cm"/>
      <style:text-properties fo:color="#5a4b81" style:font-name="Droid Sans Mono" fo:font-size="10pt" fo:font-weight="normal" fo:background-color="#191622" style:font-size-asian="10pt" style:font-size-complex="10pt"/>
    </style:style>
    <style:style style:name="P43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1c416" officeooo:paragraph-rsid="0031c416" fo:background-color="transparent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24012" officeooo:paragraph-rsid="00324012" fo:background-color="transparent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d8d51" officeooo:paragraph-rsid="002d8d51" fo:background-color="transparent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bold" officeooo:rsid="002f862a" officeooo:paragraph-rsid="002f862a" fo:background-color="transparent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tyle="italic" style:text-underline-style="none" fo:font-weight="normal" officeooo:rsid="002f862a" officeooo:paragraph-rsid="002f862a" fo:background-color="transparent" style:font-style-asian="italic" style:font-weight-asian="normal" style:font-style-complex="italic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d8d51" officeooo:paragraph-rsid="002d8d51" fo:background-color="#191622" style:font-size-asian="10pt" style:font-weight-asian="normal" style:font-size-complex="10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f862a" officeooo:paragraph-rsid="002f862a" fo:background-color="#191622" style:font-size-asian="10pt" style:font-weight-asian="normal" style:font-size-complex="10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1c416" officeooo:paragraph-rsid="0031c416" fo:background-color="#191622" style:font-size-asian="10pt" style:font-weight-asian="normal" style:font-size-complex="10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24012" officeooo:paragraph-rsid="00324012" fo:background-color="#191622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top="0cm" fo:margin-bottom="0.499cm" loext:contextual-spacing="false" style:line-height-at-least="0.582cm"/>
      <style:text-properties fo:font-size="10pt" style:font-size-asian="10pt" style:font-size-complex="10pt"/>
    </style:style>
    <style:style style:name="P57" style:family="paragraph" style:parent-style-name="Standard" style:list-style-name="L1">
      <style:paragraph-properties fo:text-align="justify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58" style:family="paragraph" style:parent-style-name="Standard" style:list-style-name="L8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59" style:family="paragraph" style:parent-style-name="Standard" style:list-style-name="L9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60" style:family="paragraph" style:parent-style-name="Standard" style:list-style-name="L2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61" style:family="paragraph" style:parent-style-name="Standard" style:list-style-name="L3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62" style:family="paragraph" style:parent-style-name="Standard" style:list-style-name="L4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63" style:family="paragraph" style:parent-style-name="Standard" style:list-style-name="L5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64" style:family="paragraph" style:parent-style-name="Standard" style:list-style-name="L6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65" style:family="paragraph" style:parent-style-name="Standard" style:list-style-name="L7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66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67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68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69" style:family="paragraph" style:parent-style-name="Standard" style:list-style-name="L9" style:master-page-name="">
      <loext:graphic-properties draw:fill="none"/>
      <style:paragraph-properties fo:margin-left="0.199cm" fo:margin-right="0cm" fo:text-align="justify" style:justify-single-word="false" fo:text-indent="0.4cm" style:auto-text-indent="false" style:page-number="auto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70" style:family="paragraph" style:parent-style-name="Standard" style:list-style-name="L9">
      <loext:graphic-properties draw:fill="none"/>
      <style:paragraph-properties fo:margin-left="0.199cm" fo:margin-right="0cm" fo:text-align="justify" style:justify-single-word="false" fo:text-indent="0.4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tyle="italic" style:text-underline-style="none" fo:font-weight="normal" officeooo:rsid="002f862a" officeooo:paragraph-rsid="002f862a" fo:background-color="transparent" style:font-style-asian="italic" style:font-weight-asian="normal" style:font-style-complex="italic" style:font-weight-complex="normal"/>
    </style:style>
    <style:style style:name="P72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75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1f8596" officeooo:paragraph-rsid="001f8596" fo:background-color="transparent" style:font-size-asian="10pt" style:font-weight-asian="normal" style:font-size-complex="10pt" style:font-weight-complex="normal"/>
    </style:style>
    <style:style style:name="P76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78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80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3984cb" officeooo:paragraph-rsid="003984cb" fo:background-color="#ffff00" style:font-weight-asian="bold" style:font-weight-complex="bold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7ab66" officeooo:paragraph-rsid="0037ab66" fo:background-color="transparent" style:font-size-asian="10pt" style:font-weight-asian="normal" style:font-size-complex="10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984cb" officeooo:paragraph-rsid="003984cb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1e441d"/>
    </style:style>
    <style:style style:name="T2" style:family="text">
      <style:text-properties officeooo:rsid="001f8596"/>
    </style:style>
    <style:style style:name="T3" style:family="text">
      <style:text-properties fo:color="#ff79c6"/>
    </style:style>
    <style:style style:name="T4" style:family="text">
      <style:text-properties fo:color="#e1e1e6"/>
    </style:style>
    <style:style style:name="T5" style:family="text">
      <style:text-properties fo:color="#e1e1e6" fo:font-size="10pt" style:font-size-asian="10pt" style:font-size-complex="10pt"/>
    </style:style>
    <style:style style:name="T6" style:family="text">
      <style:text-properties fo:color="#e7de79"/>
    </style:style>
    <style:style style:name="T7" style:family="text">
      <style:text-properties fo:color="#67e480"/>
    </style:style>
    <style:style style:name="T8" style:family="text">
      <style:text-properties fo:color="#67e480" fo:font-size="10pt" style:font-size-asian="10pt" style:font-size-complex="10pt"/>
    </style:style>
    <style:style style:name="T9" style:family="text">
      <style:text-properties fo:color="#78d1e1"/>
    </style:style>
    <style:style style:name="T10" style:family="text">
      <style:text-properties fo:color="#5a4b81"/>
    </style:style>
    <style:style style:name="T11" style:family="text">
      <style:text-properties officeooo:rsid="002890d8"/>
    </style:style>
    <style:style style:name="T12" style:family="text">
      <style:text-properties officeooo:rsid="002bf7f7"/>
    </style:style>
    <style:style style:name="T13" style:family="text">
      <style:text-properties fo:font-weight="bold" officeooo:rsid="002bf7f7" style:font-weight-asian="bold" style:font-weight-complex="bold"/>
    </style:style>
    <style:style style:name="T14" style:family="text">
      <style:text-properties fo:color="#e89e64" fo:font-style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2">E-MAIL: </text:span><text:span text:style-name="T13">kayorenatocontato@gmail.com</text:span></text:p>
      <text:p text:style-name="P22"><text:span text:style-name="T12">SENHA: </text:span><text:span text:style-name="T13">8VCyxXrdK9i3#dD</text:span></text:p>
      <text:p text:style-name="P21"><text:a xlink:type="simple" xlink:href="https://www.notion.so/pt-br" text:style-name="Internet_20_link" text:visited-style-name="Visited_20_Internet_20_Link">https://www.notion.so/pt-br</text:a></text:p>
      <text:p text:style-name="P21"/>
      <text:p text:style-name="P1">LAUNCHBASE</text:p>
      <text:p text:style-name="P1">Fase 01</text:p>
      <text:p text:style-name="P1">Preparação e Estudos</text:p>
      <text:list xml:id="list1899151007" text:style-name="L1">
        <text:list-item>
          <text:p text:style-name="P57">Instruções Básicas</text:p>
        </text:list-item>
        <text:list-item>
          <text:p text:style-name="P57">Fortalecendo sua mentalidade</text:p>
        </text:list-item>
      </text:list>
      <text:p text:style-name="P13"/>
      <text:p text:style-name="P6">Como estudar?</text:p>
      <text:p text:style-name="P13"/>
      <text:list xml:id="list3250158578" text:style-name="L2">
        <text:list-item>
          <text:list>
            <text:list-item>
              <text:p text:style-name="P60">Não estude o mínimo Necessário, faça mais do que o que foi pedido;</text:p>
            </text:list-item>
            <text:list-item>
              <text:p text:style-name="P60">Aprenda a ser pesquisador e não seguir somente receita;</text:p>
            </text:list-item>
            <text:list-item>
              <text:p text:style-name="P60">Aprenda a se desafiar;</text:p>
            </text:list-item>
            <text:list-item>
              <text:p text:style-name="P60">Pode ser simples, mas não vai ser fácil;</text:p>
            </text:list-item>
            <text:list-item>
              <text:p text:style-name="P60">Como você lida com a dor?</text:p>
            </text:list-item>
            <text:list-item>
              <text:p text:style-name="P60">Esforço;</text:p>
            </text:list-item>
            <text:list-item>
              <text:p text:style-name="P60">Você não precisa de mais material, você precisa aprender a estudar;</text:p>
            </text:list-item>
            <text:list-item>
              <text:p text:style-name="P60">Revisão/Repetição;</text:p>
            </text:list-item>
            <text:list-item>
              <text:p text:style-name="P60">Comparações x Evolução;</text:p>
            </text:list-item>
            <text:list-item>
              <text:p text:style-name="P60">Controle de ansiedade:</text:p>
              <text:list>
                <text:list-item>
                  <text:p text:style-name="P60">Medo do desconhecido;</text:p>
                </text:list-item>
                <text:list-item>
                  <text:p text:style-name="P60">Querer chegar logo no destino;</text:p>
                  <text:list>
                    <text:list-item>
                      <text:p text:style-name="P60">Maratona x Corrida de 100 metros;</text:p>
                    </text:list-item>
                  </text:list>
                </text:list-item>
                <text:list-item>
                  <text:p text:style-name="P60">Quebre em pequenos pedaços;</text:p>
                </text:list-item>
                <text:list-item>
                  <text:p text:style-name="P60">uso de ferramentas: Checklist, Mapa mental (Notion.so, Whimsical).</text:p>
                </text:list-item>
              </text:list>
            </text:list-item>
          </text:list>
        </text:list-item>
      </text:list>
      <text:p text:style-name="P13"/>
      <text:p text:style-name="P13"/>
      <text:list xml:id="list115920769268468" text:continue-list="list1899151007" text:style-name="L1">
        <text:list-item>
          <text:p text:style-name="P57">Cronograma de Estudos(conceitos)</text:p>
        </text:list-item>
      </text:list>
      <text:p text:style-name="P14"/>
      <text:list xml:id="list3735928193" text:style-name="L3">
        <text:list-item>
          <text:p text:style-name="P61">Você precis ter um tempo separado para estudo;</text:p>
        </text:list-item>
        <text:list-item>
          <text:p text:style-name="P61">Concentração x Interrupções;</text:p>
        </text:list-item>
        <text:list-item>
          <text:p text:style-name="P61">Pomodoro.</text:p>
        </text:list-item>
      </text:list>
      <text:p text:style-name="P14"/>
      <text:list xml:id="list115919314848002" text:continue-list="list115920769268468" text:style-name="L1">
        <text:list-item>
          <text:p text:style-name="P57">Fixação de Conteúdo</text:p>
        </text:list-item>
      </text:list>
      <text:p text:style-name="P14"/>
      <text:list xml:id="list4133933108" text:style-name="L4">
        <text:list-item>
          <text:p text:style-name="P62">Assistir aula basta? Garantido que você vai perder tempo: Só assistir e não colocar em prática;</text:p>
        </text:list-item>
        <text:list-item>
          <text:p text:style-name="P62">Entender, Codar, Revisar, Repetir;</text:p>
        </text:list-item>
        <text:list-item>
          <text:p text:style-name="P62">Saber buscar respostas *google, seus próprios códigos;]Ajudar outros, explicar, debater em grupo;</text:p>
        </text:list-item>
        <text:list-item>
          <text:p text:style-name="P62">ENSINAR, Posts em blog, Vídeos, Podcasts;</text:p>
        </text:list-item>
        <text:list-item>
          <text:p text:style-name="P62">Projetos pessoais, prática, experiência</text:p>
        </text:list-item>
      </text:list>
      <text:p text:style-name="P14"/>
      <text:list xml:id="list115919120272554" text:continue-list="list115919314848002" text:style-name="L1">
        <text:list-item>
          <text:p text:style-name="P57">Resultado para a Carreira</text:p>
        </text:list-item>
      </text:list>
      <text:p text:style-name="P15"/>
      <text:list xml:id="list1118517800" text:style-name="L5">
        <text:list-item>
          <text:p text:style-name="P63">Não espere o certificado;</text:p>
        </text:list-item>
        <text:list-item>
          <text:p text:style-name="P63"><text:soft-page-break/>Projetos no GitHub:</text:p>
          <text:list>
            <text:list-item>
              <text:p text:style-name="P63">README.md;</text:p>
            </text:list-item>
          </text:list>
        </text:list-item>
        <text:list-item>
          <text:p text:style-name="P63">Arrume seu Linkedin:</text:p>
          <text:list>
            <text:list-item>
              <text:p text:style-name="P63">Sua apresentação pessoal, você é seu produto;</text:p>
            </text:list-item>
            <text:list-item>
              <text:p text:style-name="P63">Fotos, descrição, palavras chaves, posts semanais;</text:p>
            </text:list-item>
          </text:list>
        </text:list-item>
        <text:list-item>
          <text:p text:style-name="P63">Ajude outros em outras na nossa comunidade e em outras também;</text:p>
        </text:list-item>
        <text:list-item>
          <text:p text:style-name="P63">Você precisa ser visto.</text:p>
        </text:list-item>
      </text:list>
      <text:p text:style-name="P15"/>
      <text:list xml:id="list115919354131889" text:continue-list="list115919120272554" text:style-name="L1">
        <text:list-item>
          <text:p text:style-name="P57">Projetos Pessoais</text:p>
        </text:list-item>
      </text:list>
      <text:p text:style-name="P15"/>
      <text:list xml:id="list2054760559" text:style-name="L6">
        <text:list-item>
          <text:p text:style-name="P64">Observe pessoas próximas a você e como você pode ajudar;</text:p>
        </text:list-item>
        <text:list-item>
          <text:p text:style-name="P64">Pequenos pedaços de um projeto grande;</text:p>
        </text:list-item>
        <text:list-item>
          <text:p text:style-name="P64">App ideias (github);</text:p>
        </text:list-item>
        <text:list-item>
          <text:p text:style-name="P64">MVP imediato;</text:p>
        </text:list-item>
        <text:list-item>
          <text:p text:style-name="P64">dribb<text:span text:style-name="T1">b</text:span>le / pinterest;</text:p>
        </text:list-item>
        <text:list-item>
          <text:p text:style-name="P64">figma para app / whimsical.</text:p>
        </text:list-item>
      </text:list>
      <text:p text:style-name="P15"/>
      <text:list xml:id="list115918958708179" text:continue-list="list115919354131889" text:style-name="L1">
        <text:list-item>
          <text:p text:style-name="P57">Cronograma na Prática</text:p>
        </text:list-item>
      </text:list>
      <text:p text:style-name="P16"/>
      <text:list xml:id="list2268089889" text:style-name="L7">
        <text:list-item>
          <text:p text:style-name="P65">Notion (Cronograma Semanal):</text:p>
          <text:list>
            <text:list-item>
              <text:p text:style-name="P65">/table full page;</text:p>
            </text:list-item>
            <text:list-item>
              <text:p text:style-name="P65">Dia da semana – Hora de início – Hora de término</text:p>
            </text:list-item>
          </text:list>
        </text:list-item>
        <text:list-item>
          <text:p text:style-name="P65">Cronograma da turma:</text:p>
          <text:list>
            <text:list-item>
              <text:p text:style-name="P65">/calendar;</text:p>
            </text:list-item>
            <text:list-item>
              <text:p text:style-name="P65">*Nenhum plano sobrevive ao campo de batalha;</text:p>
            </text:list-item>
            <text:list-item>
              <text:p text:style-name="P65">Faça o seu cronograma, e não siga o cronograma de liber</text:p>
            </text:list-item>
          </text:list>
        </text:list-item>
        <text:list-item>
          <text:p text:style-name="P65">Lista de tarefas;</text:p>
        </text:list-item>
        <text:list-item>
          <text:p text:style-name="P65">Mind Maps.</text:p>
        </text:list-item>
      </text:list>
      <text:p text:style-name="P16"/>
      <text:p text:style-name="P44">LAUNCHBASE</text:p>
      <text:p text:style-name="P2">Fase 01</text:p>
      <text:p text:style-name="P4">Ambiente de Desenvolvimento</text:p>
      <text:list xml:id="list2691973304" text:style-name="L8">
        <text:list-item>
          <text:p text:style-name="P58">Ambiente macOS</text:p>
        </text:list-item>
        <text:list-item>
          <text:p text:style-name="P58">Ambiente Windows</text:p>
        </text:list-item>
        <text:list-item>
          <text:p text:style-name="P58">Ambiente linux</text:p>
        </text:list-item>
      </text:list>
      <text:p text:style-name="P7"/>
      <text:p text:style-name="P7">Node.js</text:p>
      <text:p text:style-name="P7"/>
      <text:p text:style-name="P17">Para começar vamos instalar o Node.js para executar nossos códigos criados com JavaScript, para</text:p>
      <text:p text:style-name="P17">isso, de acordo com sua versão do Linux, utilize os passos de instalação abaixo:</text:p>
      <text:p text:style-name="P17"/>
      <text:p text:style-name="P17"><text:a xlink:type="simple" xlink:href="https://github.com/nodesource/distributions/blob/master/README.md#installation-instructions" text:style-name="Internet_20_link" text:visited-style-name="Visited_20_Internet_20_Link">https://github.com/nodesource/distributions/blob/master/README.md#installation-instructions</text:a></text:p>
      <text:p text:style-name="P17"/>
      <text:p text:style-name="P7">Visual Studio Code</text:p>
      <text:p text:style-name="P7"/>
      <text:p text:style-name="P17">Para escrever nosso código utilizaremos o Visual Studio Code, um editor de códigos muito completo,</text:p>
      <text:p text:style-name="P17">principalmente para JavaScript:</text:p>
      <text:p text:style-name="P17"/>
      <text:p text:style-name="P17"><text:a xlink:type="simple" xlink:href="https://code.visualstudio.com/download" text:style-name="Internet_20_link" text:visited-style-name="Visited_20_Internet_20_Link">https://code.visualstudio.com/download</text:a></text:p>
      <text:p text:style-name="P17"/>
      <text:p text:style-name="P7">Google Chrome</text:p>
      <text:p text:style-name="P17"/>
      <text:p text:style-name="P17">Para visualizar nossas aplicações iremos utilizar o browser Google Chrome:</text:p>
      <text:p text:style-name="P17"/>
      <text:p text:style-name="P17"><text:a xlink:type="simple" xlink:href="https://www.google.com/intl/pt-BR/chrome/" text:style-name="Internet_20_link" text:visited-style-name="Visited_20_Internet_20_Link">https://www.google.com/intl/pt-BR/chrome/</text:a></text:p>
      <text:p text:style-name="P17"/>
      <text:p text:style-name="P17"/>
      <text:p text:style-name="P45">LAUNCHBASE</text:p>
      <text:p text:style-name="P3">Fase 0<text:span text:style-name="T2">2</text:span></text:p>
      <text:p text:style-name="P5">Introdução à programação WEB</text:p>
      <text:list xml:id="list3402615770" text:style-name="L9">
        <text:list-item>
          <text:p text:style-name="P59">Iniciando com a programação web</text:p>
        </text:list-item>
      </text:list>
      <text:p text:style-name="P17"/>
      <text:p text:style-name="P7">O que é programação?</text:p>
      <text:list xml:id="list1438448095" text:style-name="L10">
        <text:list-item>
          <text:p text:style-name="P66">Ensinar o computador;</text:p>
        </text:list-item>
        <text:list-item>
          <text:p text:style-name="P66">Algoritmos</text:p>
          <text:list>
            <text:list-item>
              <text:p text:style-name="P66">Conjunto de regras;</text:p>
            </text:list-item>
          </text:list>
        </text:list-item>
        <text:list-item>
          <text:p text:style-name="P66">Softwares;</text:p>
        </text:list-item>
        <text:list-item>
          <text:p text:style-name="P66">Linguagem;</text:p>
        </text:list-item>
      </text:list>
      <text:p text:style-name="P8">Linguagens de Programação:</text:p>
      <text:list xml:id="list115919887420373" text:continue-numbering="true" text:style-name="L10">
        <text:list-item>
          <text:p text:style-name="P67">Diversas:</text:p>
          <text:list>
            <text:list-item>
              <text:p text:style-name="P67">Python;</text:p>
            </text:list-item>
            <text:list-item>
              <text:p text:style-name="P67">Java;</text:p>
            </text:list-item>
            <text:list-item>
              <text:p text:style-name="P67">PHP;</text:p>
            </text:list-item>
            <text:list-item>
              <text:p text:style-name="P67">JavaScript.</text:p>
            </text:list-item>
          </text:list>
        </text:list-item>
        <text:list-item>
          <text:p text:style-name="P67">Tipos de aplicativos:</text:p>
          <text:list>
            <text:list-item>
              <text:p text:style-name="P67">Desktop;</text:p>
            </text:list-item>
            <text:list-item>
              <text:p text:style-name="P67">Web;</text:p>
            </text:list-item>
            <text:list-item>
              <text:p text:style-name="P67">Mobile.</text:p>
            </text:list-item>
          </text:list>
        </text:list-item>
      </text:list>
      <text:p text:style-name="P8">Por que JavaScript?</text:p>
      <text:list xml:id="list115920645182170" text:continue-numbering="true" text:style-name="L10">
        <text:list-item>
          <text:list>
            <text:list-item>
              <text:p text:style-name="P67">Moderna:</text:p>
              <text:list>
                <text:list-item>
                  <text:p text:style-name="P67">Comunidade;</text:p>
                </text:list-item>
                <text:list-item>
                  <text:p text:style-name="P67">Popularidade</text:p>
                </text:list-item>
              </text:list>
            </text:list-item>
            <text:list-item>
              <text:p text:style-name="P67">Está em todos os lugares;</text:p>
            </text:list-item>
            <text:list-item>
              <text:p text:style-name="P67">Fácil:</text:p>
              <text:list>
                <text:list-item>
                  <text:p text:style-name="P67">De escrever;</text:p>
                </text:list-item>
                <text:list-item>
                  <text:p text:style-name="P67">De aprender.</text:p>
                </text:list-item>
              </text:list>
            </text:list-item>
          </text:list>
        </text:list-item>
      </text:list>
      <text:p text:style-name="P8">Como programar?</text:p>
      <text:list xml:id="list115920535354436" text:continue-numbering="true" text:style-name="L10">
        <text:list-item>
          <text:list>
            <text:list-item>
              <text:list>
                <text:list-item>
                  <text:p text:style-name="P67">Aprender a linguagem;</text:p>
                </text:list-item>
                <text:list-item>
                  <text:p text:style-name="P67">Ter um ambiente de desenvolvimento;</text:p>
                </text:list-item>
                <text:list-item>
                  <text:p text:style-name="P67">Codar!</text:p>
                </text:list-item>
              </text:list>
            </text:list-item>
          </text:list>
        </text:list-item>
      </text:list>
      <text:p text:style-name="P17"/>
      <text:list xml:id="list115920633642602" text:continue-list="list3402615770" text:style-name="L9">
        <text:list-item>
          <text:p text:style-name="P59">Iniciando no JavaScript</text:p>
        </text:list-item>
      </text:list>
      <text:p text:style-name="P18"/>
      <text:p text:style-name="P31"><text:span text:style-name="T3">const</text:span> nome <text:span text:style-name="T3">=</text:span> <text:span text:style-name="T6">'Thiago Bootcamp'</text:span></text:p>
      <text:p text:style-name="P29"><text:span text:style-name="T5">console.</text:span><text:span text:style-name="T8">log</text:span><text:span text:style-name="T5">(nome)</text:span></text:p>
      <text:p text:style-name="P18"/>
      <text:list xml:id="list115920163560691" text:continue-numbering="true" text:style-name="L9">
        <text:list-item>
          <text:p text:style-name="P59">Comentários, Strings e Numbers</text:p>
        </text:list-item>
      </text:list>
      <text:p text:style-name="P19"/>
      <text:p text:style-name="P40">// Criar um programa que calcula a média</text:p>
      <text:p text:style-name="P42">// das notas entre alunos e envia</text:p>
      <text:p text:style-name="P42">// mensagem do cálculo da média.</text:p>
      <text:p text:style-name="P43"/>
      <text:p text:style-name="P38"><text:span text:style-name="T3">const</text:span> aluno01 <text:span text:style-name="T3">=</text:span> <text:span text:style-name="T6">'Thiago'</text:span></text:p>
      <text:p text:style-name="P38"><text:span text:style-name="T3">const</text:span> aluno02 <text:span text:style-name="T3">=</text:span> <text:span text:style-name="T6">"Carlos"</text:span></text:p>
      <text:p text:style-name="P38"><text:span text:style-name="T3">const</text:span> aluno03 <text:span text:style-name="T3">=</text:span> <text:span text:style-name="T6">`Valeska e </text:span><text:span text:style-name="T3">${</text:span>aluno01<text:span text:style-name="T3">}</text:span><text:span text:style-name="T6">`</text:span></text:p>
      <text:p text:style-name="P38"><text:span text:style-name="T3">const</text:span> notaAluno01 <text:span text:style-name="T3">=</text:span> <text:span text:style-name="T9">9.8</text:span></text:p>
      <text:p text:style-name="P38"><text:span text:style-name="T3">const</text:span> notaAluno02 <text:span text:style-name="T3">=</text:span> <text:span text:style-name="T9">10</text:span></text:p>
      <text:p text:style-name="P43"><text:soft-page-break/></text:p>
      <text:p text:style-name="P38">console.<text:span text:style-name="T7">log</text:span>(aluno03)</text:p>
      <text:p text:style-name="P38">console.<text:span text:style-name="T7">log</text:span>(<text:span text:style-name="T3">typeof</text:span> aluno01)</text:p>
      <text:p text:style-name="P30"><text:span text:style-name="T4">console.</text:span><text:span text:style-name="T7">log</text:span><text:span text:style-name="T4">(</text:span><text:span text:style-name="T3">typeof</text:span><text:span text:style-name="T4"> notaAluno01)</text:span></text:p>
      <text:p text:style-name="P19"/>
      <text:list xml:id="list115920719791282" text:continue-numbering="true" text:style-name="L9">
        <text:list-item>
          <text:p text:style-name="P59">Fazendo cálculos com JavaScript</text:p>
        </text:list-item>
      </text:list>
      <text:p text:style-name="P20"/>
      <text:p text:style-name="P32"><text:span text:style-name="T3">const</text:span> aluno01 <text:span text:style-name="T3">=</text:span> <text:span text:style-name="T6">'Thiago'</text:span></text:p>
      <text:p text:style-name="P38"><text:span text:style-name="T3">const</text:span> aluno02 <text:span text:style-name="T3">=</text:span> <text:span text:style-name="T6">'Carlos'</text:span></text:p>
      <text:p text:style-name="P38"><text:span text:style-name="T3">const</text:span> aluno03 <text:span text:style-name="T3">=</text:span> <text:span text:style-name="T6">'Fulano'</text:span></text:p>
      <text:p text:style-name="P38"><text:span text:style-name="T3">const</text:span> notaAluno01 <text:span text:style-name="T3">=</text:span> <text:span text:style-name="T9">9.8</text:span></text:p>
      <text:p text:style-name="P38"><text:span text:style-name="T3">const</text:span> notaAluno02 <text:span text:style-name="T3">=</text:span> <text:span text:style-name="T9">10</text:span></text:p>
      <text:p text:style-name="P38"><text:span text:style-name="T3">const</text:span> notaAluno03 <text:span text:style-name="T3">=</text:span> <text:span text:style-name="T9">2</text:span></text:p>
      <text:p text:style-name="P43"/>
      <text:p text:style-name="P38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3"/>
      <text:p text:style-name="P30"><text:span text:style-name="T4">console.</text:span><text:span text:style-name="T7">log</text:span><text:span text:style-name="T4">(media)</text:span></text:p>
      <text:p text:style-name="P20"/>
      <text:list xml:id="list115919258264641" text:continue-numbering="true" text:style-name="L9">
        <text:list-item>
          <text:p text:style-name="P59">Condicionais</text:p>
        </text:list-item>
      </text:list>
      <text:p text:style-name="P20"/>
      <text:p text:style-name="P32"><text:span text:style-name="T3">const</text:span> aluno01 <text:span text:style-name="T3">=</text:span> <text:span text:style-name="T6">'Thiago'</text:span></text:p>
      <text:p text:style-name="P38"><text:span text:style-name="T3">const</text:span> notaAluno01 <text:span text:style-name="T3">=</text:span> <text:span text:style-name="T9">9.8</text:span></text:p>
      <text:p text:style-name="P43"/>
      <text:p text:style-name="P38"><text:span text:style-name="T3">const</text:span> aluno02 <text:span text:style-name="T3">=</text:span> <text:span text:style-name="T6">'Carlos'</text:span></text:p>
      <text:p text:style-name="P38"><text:span text:style-name="T3">const</text:span> notaAluno02 <text:span text:style-name="T3">=</text:span> <text:span text:style-name="T9">10</text:span></text:p>
      <text:p text:style-name="P43"/>
      <text:p text:style-name="P38"><text:span text:style-name="T3">const</text:span> aluno03 <text:span text:style-name="T3">=</text:span> <text:span text:style-name="T6">'Fulano'</text:span></text:p>
      <text:p text:style-name="P38"><text:span text:style-name="T3">const</text:span> notaAluno03 <text:span text:style-name="T3">=</text:span> <text:span text:style-name="T9">2</text:span></text:p>
      <text:p text:style-name="P43"/>
      <text:p text:style-name="P38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3"/>
      <text:p text:style-name="P42">// Se a média for maior que 5, parabenizar a turma</text:p>
      <text:p text:style-name="P38"><text:span text:style-name="T3">if</text:span> (media <text:span text:style-name="T3">&gt;</text:span> <text:span text:style-name="T9">5</text:span>) {</text:p>
      <text:p text:style-name="P38"><text:tab/>console.<text:span text:style-name="T7">log</text:span>(<text:span text:style-name="T6">`A média foi de </text:span><text:span text:style-name="T3">${</text:span>media<text:span text:style-name="T3">}</text:span><text:span text:style-name="T6">. Parabéns!`</text:span>)</text:p>
      <text:p text:style-name="P38">} <text:span text:style-name="T3">else</text:span> {</text:p>
      <text:p text:style-name="P38"><text:tab/>console.<text:span text:style-name="T7">log</text:span>(<text:span text:style-name="T6">`A média é menor que 5!`</text:span>)</text:p>
      <text:p text:style-name="P38">}</text:p>
      <text:p text:style-name="P20"/>
      <text:list xml:id="list115918992892337" text:continue-numbering="true" text:style-name="L9">
        <text:list-item>
          <text:p text:style-name="P59">Operadores relacionais e comparativos</text:p>
        </text:list-item>
      </text:list>
      <text:p text:style-name="P23"/>
      <text:p text:style-name="P9">Operadores de Comparação:</text:p>
      <text:p text:style-name="P24">&gt; maior</text:p>
      <text:p text:style-name="P24">&lt; menor</text:p>
      <text:p text:style-name="P24">&gt;= maior igual a</text:p>
      <text:p text:style-name="P24">&lt;= menor igual a</text:p>
      <text:p text:style-name="P24">== igual a</text:p>
      <text:p text:style-name="P24">=== igual e do mesmo tipo</text:p>
      <text:p text:style-name="P24"><text:soft-page-break/>!= diferente de</text:p>
      <text:p text:style-name="P24">!== diferente, inclusive do tipo</text:p>
      <text:p text:style-name="P24"/>
      <text:p text:style-name="P33">console.<text:span text:style-name="T7">log</text:span>( <text:span text:style-name="T9">5</text:span> <text:span text:style-name="T3">&gt;</text:span> <text:span text:style-name="T9">4</text:span> ) <text:span text:style-name="T10">//true</text:span></text:p>
      <text:p text:style-name="P38">console.<text:span text:style-name="T7">log</text:span>( <text:span text:style-name="T9">5</text:span> <text:span text:style-name="T3">&lt;</text:span> <text:span text:style-name="T9">4</text:span> ) <text:span text:style-name="T10">// false</text:span></text:p>
      <text:p text:style-name="P38">console.<text:span text:style-name="T7">log</text:span>( <text:span text:style-name="T9">5</text:span> <text:span text:style-name="T3">&gt;=</text:span> <text:span text:style-name="T9">4</text:span> ) <text:span text:style-name="T10">// true</text:span></text:p>
      <text:p text:style-name="P38">console.<text:span text:style-name="T7">log</text:span>( <text:span text:style-name="T9">4</text:span> <text:span text:style-name="T3">&lt;=</text:span> <text:span text:style-name="T9">4</text:span> ) <text:span text:style-name="T10">// true</text:span></text:p>
      <text:p text:style-name="P38">console.<text:span text:style-name="T7">log</text:span>( <text:span text:style-name="T9">4</text:span> <text:span text:style-name="T3">==</text:span> <text:span text:style-name="T6">"4"</text:span> ) <text:span text:style-name="T10">//true</text:span></text:p>
      <text:p text:style-name="P38">console.<text:span text:style-name="T7">log</text:span>( <text:span text:style-name="T9">4</text:span> <text:span text:style-name="T3">===</text:span> <text:span text:style-name="T6">"4"</text:span> ) <text:span text:style-name="T10">// false</text:span></text:p>
      <text:p text:style-name="P38">console.<text:span text:style-name="T7">log</text:span>( <text:span text:style-name="T9">4</text:span> <text:span text:style-name="T3">!=</text:span> <text:span text:style-name="T6">"5"</text:span> ) <text:span text:style-name="T10">// true</text:span></text:p>
      <text:p text:style-name="P30"><text:span text:style-name="T4">console.</text:span><text:span text:style-name="T7">log</text:span><text:span text:style-name="T4">( </text:span><text:span text:style-name="T9">4</text:span><text:span text:style-name="T4"> </text:span><text:span text:style-name="T3">!==</text:span><text:span text:style-name="T4"> </text:span><text:span text:style-name="T6">"5"</text:span><text:span text:style-name="T4"> ) </text:span><text:span text:style-name="T10">// true</text:span></text:p>
      <text:p text:style-name="P23"/>
      <text:p text:style-name="P23"/>
      <text:p text:style-name="P41">// verificar se a pessoa é maior igual a 18 anos</text:p>
      <text:p text:style-name="P42">// se sim, deixar entrar, se não, bloquear a entrada</text:p>
      <text:p text:style-name="P43"/>
      <text:p text:style-name="P38"><text:span text:style-name="T3">const</text:span> idade <text:span text:style-name="T3">=</text:span> <text:span text:style-name="T9">17</text:span></text:p>
      <text:p text:style-name="P38"><text:span text:style-name="T3">if</text:span>(idade <text:span text:style-name="T3">&gt;=</text:span> <text:span text:style-name="T9">18</text:span>){</text:p>
      <text:p text:style-name="P38"><text:tab/>console.<text:span text:style-name="T7">log</text:span>(<text:span text:style-name="T6">`Deixar entrar!`</text:span>)</text:p>
      <text:p text:style-name="P38">} <text:span text:style-name="T3">else</text:span> {</text:p>
      <text:p text:style-name="P38"><text:tab/>console.<text:span text:style-name="T7">log</text:span>(<text:span text:style-name="T6">`Entrada bloqueada!`</text:span>)</text:p>
      <text:p text:style-name="P38">}</text:p>
      <text:p text:style-name="P43"/>
      <text:p text:style-name="P42">// se a pessoa tiver 17 anos, avisar para voltar quando fizer 18 anos</text:p>
      <text:p text:style-name="P38"><text:span text:style-name="T3">if</text:span>(idade <text:span text:style-name="T3">===</text:span> <text:span text:style-name="T9">17</text:span>){</text:p>
      <text:p text:style-name="P38"><text:tab/>console.<text:span text:style-name="T7">log</text:span>(<text:span text:style-name="T6">`Volte quando tiver 18 anos!`</text:span>)</text:p>
      <text:p text:style-name="P38">}</text:p>
      <text:p text:style-name="P23"/>
      <text:list xml:id="list115919656789758" text:continue-numbering="true" text:style-name="L9">
        <text:list-item>
          <text:p text:style-name="P59">Operadores lógicos e aritméticos</text:p>
        </text:list-item>
      </text:list>
      <text:p text:style-name="P25"/>
      <text:p text:style-name="P11">Operadores Lógicos:</text:p>
      <text:p text:style-name="P25">&amp;&amp; “E” As duas condições devem ser verdadeiras para que a condição final seja verdadeira.</text:p>
      <text:p text:style-name="P25">|| “OU” Uma das condições deve ser verdadeira para que a condição final seja verdadeira.</text:p>
      <text:p text:style-name="P25">! “NÃO” <text:span text:style-name="T11">Nega uma condição.</text:span></text:p>
      <text:p text:style-name="P25"/>
      <text:p text:style-name="P34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==</text:span> <text:span text:style-name="T9">6</text:span> ) <text:span text:style-name="T10">// true</text:span></text:p>
      <text:p text:style-name="P38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!=</text:span> <text:span text:style-name="T9">6</text:span> ) <text:span text:style-name="T10">// false</text:span></text:p>
      <text:p text:style-name="P43"/>
      <text:p text:style-name="P38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==</text:span> <text:span text:style-name="T9">6</text:span> ) <text:span text:style-name="T10">// true</text:span></text:p>
      <text:p text:style-name="P38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!=</text:span> <text:span text:style-name="T9">6</text:span> ) <text:span text:style-name="T10">// true</text:span></text:p>
      <text:p text:style-name="P43"/>
      <text:p text:style-name="P38">console.<text:span text:style-name="T7">log</text:span>( <text:span text:style-name="T3">!</text:span>(<text:span text:style-name="T9">5</text:span> <text:span text:style-name="T3">&gt;</text:span> <text:span text:style-name="T9">6</text:span>) ) <text:span text:style-name="T10">// true</text:span></text:p>
      <text:p text:style-name="P30"><text:span text:style-name="T4">console.</text:span><text:span text:style-name="T7">log</text:span><text:span text:style-name="T4">( </text:span><text:span text:style-name="T3">!</text:span><text:span text:style-name="T4">(</text:span><text:span text:style-name="T9">5</text:span><text:span text:style-name="T4"> </text:span><text:span text:style-name="T3">&lt;</text:span><text:span text:style-name="T4"> </text:span><text:span text:style-name="T9">6</text:span><text:span text:style-name="T4">) ) </text:span><text:span text:style-name="T10">// false</text:span></text:p>
      <text:p text:style-name="P25"/>
      <text:p text:style-name="P25"/>
      <text:p text:style-name="P34"><text:soft-page-break/><text:span text:style-name="T3">const</text:span> idade <text:span text:style-name="T3">=</text:span> <text:span text:style-name="T9">16</text:span></text:p>
      <text:p text:style-name="P38"><text:span text:style-name="T3">if</text:span>(<text:span text:style-name="T3">!</text:span>(idade <text:span text:style-name="T3">&gt;=</text:span> <text:span text:style-name="T9">18</text:span>) <text:span text:style-name="T3">||</text:span> (idade <text:span text:style-name="T3">===</text:span> <text:span text:style-name="T9">17</text:span>)){</text:p>
      <text:p text:style-name="P38"><text:tab/>console.<text:span text:style-name="T7">log</text:span>(<text:span text:style-name="T6">`Entrada bloqueada!`</text:span>)</text:p>
      <text:p text:style-name="P38">} <text:span text:style-name="T3">else</text:span> {</text:p>
      <text:p text:style-name="P38"><text:tab/>console.<text:span text:style-name="T7">log</text:span>(<text:span text:style-name="T6">`Deixar entrar!`</text:span>)</text:p>
      <text:p text:style-name="P38">}</text:p>
      <text:p text:style-name="P25"/>
      <text:p text:style-name="P10">Operadores Aritméticos:</text:p>
      <text:p text:style-name="P26">* Multiplicação</text:p>
      <text:p text:style-name="P26">/ Divisão</text:p>
      <text:p text:style-name="P26">% Resto da divisão</text:p>
      <text:p text:style-name="P26">+ Adição</text:p>
      <text:p text:style-name="P26">- Subtração</text:p>
      <text:p text:style-name="P26"/>
      <text:p text:style-name="P35">console.<text:span text:style-name="T7">log</text:span>( <text:span text:style-name="T9">2</text:span> <text:span text:style-name="T3">*</text:span> <text:span text:style-name="T9">2</text:span>) <text:span text:style-name="T10">// 4</text:span></text:p>
      <text:p text:style-name="P38">console.<text:span text:style-name="T7">log</text:span>( <text:span text:style-name="T9">2</text:span> <text:span text:style-name="T3">/</text:span> <text:span text:style-name="T9">2</text:span>) <text:span text:style-name="T10">// 1</text:span></text:p>
      <text:p text:style-name="P38">console.<text:span text:style-name="T7">log</text:span>( <text:span text:style-name="T9">2</text:span> <text:span text:style-name="T3">%</text:span> <text:span text:style-name="T9">1.5</text:span>) <text:span text:style-name="T10">// 0.5</text:span></text:p>
      <text:p text:style-name="P38">console.<text:span text:style-name="T7">log</text:span>( <text:span text:style-name="T9">2</text:span> <text:span text:style-name="T3">+</text:span> <text:span text:style-name="T9">2</text:span>) <text:span text:style-name="T10">// 4</text:span></text:p>
      <text:p text:style-name="P30"><text:span text:style-name="T4">console.</text:span><text:span text:style-name="T7">log</text:span><text:span text:style-name="T4">( </text:span><text:span text:style-name="T9">2</text:span><text:span text:style-name="T4"> </text:span><text:span text:style-name="T3">-</text:span><text:span text:style-name="T4"> </text:span><text:span text:style-name="T9">2</text:span><text:span text:style-name="T4">) </text:span><text:span text:style-name="T10">// 0</text:span></text:p>
      <text:p text:style-name="P25"/>
      <text:list xml:id="list115920710508199" text:continue-numbering="true" text:style-name="L9">
        <text:list-item>
          <text:p text:style-name="P59">Desafio 1-1</text:p>
        </text:list-item>
      </text:list>
      <text:p text:style-name="P27"/>
      <text:p text:style-name="P12">Cálculo de IMC</text:p>
      <text:p text:style-name="P27">Crie um programa para calcular o IMC e nível de obesidade de uma pessoa.</text:p>
      <text:p text:style-name="P27">Comece criando constantes para armazenar o nome, peso, altura e sexo de uma pessoa, por exemplo:</text:p>
      <text:p text:style-name="P27">const nome = "Carlos";</text:p>
      <text:p text:style-name="P27">const peso = 84;</text:p>
      <text:p text:style-name="P27">const altura = 1.88;</text:p>
      <text:p text:style-name="P27">A partir desses dados armazene em uma constante chamada imc o cálculo do índice de massa corporal definido pela fórmula abaixo:</text:p>
      <text:p text:style-name="P27">peso / (altura * altura);</text:p>
      <text:p text:style-name="P27">Baseado no valor obtido através desse cálculo exiba as seguintes mensagens:</text:p>
      <text:p text:style-name="P27">SE o IMC maior ou igual a 30: Carlos você está acima do peso;</text:p>
      <text:p text:style-name="P27">SE o IMC menor que 29.9: Carlos você não está acima do peso;</text:p>
      <text:p text:style-name="P27"/>
      <text:p text:style-name="P39"><text:span text:style-name="T3">const</text:span> nome <text:span text:style-name="T3">=</text:span> <text:span text:style-name="T6">'Thiago Carlos'</text:span></text:p>
      <text:p text:style-name="P38"><text:span text:style-name="T3">const</text:span> peso <text:span text:style-name="T3">=</text:span> <text:span text:style-name="T9">92</text:span></text:p>
      <text:p text:style-name="P38"><text:span text:style-name="T3">const</text:span> altura <text:span text:style-name="T3">=</text:span> <text:span text:style-name="T9">1.86</text:span></text:p>
      <text:p text:style-name="P38"><text:span text:style-name="T3">let</text:span> mensagem <text:span text:style-name="T3">=</text:span> <text:span text:style-name="T6">``</text:span></text:p>
      <text:p text:style-name="P38"><text:span text:style-name="T3">let</text:span> imc <text:span text:style-name="T3">=</text:span> (peso <text:span text:style-name="T3">/</text:span> (altura <text:span text:style-name="T3">*</text:span> altura))</text:p>
      <text:p text:style-name="P38"><text:span text:style-name="T3">if</text:span>(imc <text:span text:style-name="T3">&gt;=</text:span> <text:span text:style-name="T9">30</text:span>){</text:p>
      <text:p text:style-name="P38"><text:tab/>mensagem <text:span text:style-name="T3">=</text:span> <text:span text:style-name="T6">`</text:span><text:span text:style-name="T3">${</text:span>nome<text:span text:style-name="T3">}</text:span><text:span text:style-name="T6"> você está acima do peso!`</text:span></text:p>
      <text:p text:style-name="P38">} <text:span text:style-name="T3">else</text:span> {</text:p>
      <text:p text:style-name="P38"><text:tab/>mensagem <text:span text:style-name="T3">=</text:span> <text:span text:style-name="T6">`</text:span><text:span text:style-name="T3">${</text:span>nome<text:span text:style-name="T3">}</text:span><text:span text:style-name="T6"> você não está acima do peso!`</text:span></text:p>
      <text:p text:style-name="P38">}</text:p>
      <text:p text:style-name="P30"><text:span text:style-name="T4">console.</text:span><text:span text:style-name="T7">log</text:span><text:span text:style-name="T4">(mensagem)</text:span></text:p>
      <text:p text:style-name="P27"><text:soft-page-break/></text:p>
      <text:p text:style-name="P27"/>
      <text:p text:style-name="P12">Cálculo de aposentadoria</text:p>
      <text:p text:style-name="P27">Crie um programa para calcular a aposentadoria de uma pessoa.</text:p>
      <text:p text:style-name="P27">Obs.: Esse cálculo é fictício, dentro da aposentadoria existem muitos outros fatores para serem levados em conta :)</text:p>
      <text:p text:style-name="P27">Comece criando constantes para armazenar nome, sexo, idade e contribuicao(em anos), por exemplo:</text:p>
      <text:p text:style-name="P27">const nome = "Silvana";</text:p>
      <text:p text:style-name="P27">const sexo = "F";</text:p>
      <text:p text:style-name="P27">const idade = 48;</text:p>
      <text:p text:style-name="P27">const contribuicao = 23;</text:p>
      <text:p text:style-name="P27">Baseado nos valores acima utilize as fórmulas a seguir para calcular se a pessoa está apta ou não para se aposentar e no fim imprima uma mensagem em tela.</text:p>
      <text:p text:style-name="P27">O tempo de contribuição mínimo para homens é de 35 anos e, para mulheres, 30 anos;</text:p>
      <text:p text:style-name="P27">Utilizando a regra 85-95, a soma da idade com o tempo de contribuição do homem precisa ser de no mínimo 95 anos, enquanto a mulher precisa ter no mínimo 85 anos na soma;</text:p>
      <text:p text:style-name="P27">Com base nas regras acima imprima na tela as mensagens:</text:p>
      <text:p text:style-name="P27">SE a pessoa estiver aposentada: Silvana, você pode se aposentar!;</text:p>
      <text:p text:style-name="P27">SE a pessoa NÃO estiver aposentada: Silvana, você ainda não pode se aposentar!;</text:p>
      <text:p text:style-name="P27"/>
      <text:p text:style-name="P36"><text:span text:style-name="T3">const</text:span> nome <text:span text:style-name="T3">=</text:span> <text:span text:style-name="T6">'Thiago Carlos'</text:span></text:p>
      <text:p text:style-name="P38"><text:span text:style-name="T3">const</text:span> sexo <text:span text:style-name="T3">=</text:span> <text:span text:style-name="T6">'F'</text:span></text:p>
      <text:p text:style-name="P38"><text:span text:style-name="T3">const</text:span> idade <text:span text:style-name="T3">=</text:span> <text:span text:style-name="T9">54</text:span></text:p>
      <text:p text:style-name="P38"><text:span text:style-name="T3">const</text:span> contribuicao <text:span text:style-name="T3">=</text:span> <text:span text:style-name="T9">30</text:span></text:p>
      <text:p text:style-name="P38"><text:span text:style-name="T3">const</text:span> calculoContribuicao <text:span text:style-name="T3">=</text:span> contribuicao <text:span text:style-name="T3">+</text:span> idade</text:p>
      <text:p text:style-name="P38"><text:span text:style-name="T3">let</text:span> mensagem <text:span text:style-name="T3">=</text:span> <text:span text:style-name="T6">``</text:span></text:p>
      <text:p text:style-name="P43"/>
      <text:p text:style-name="P38"><text:span text:style-name="T3">const</text:span> aposentadoriaHomem <text:span text:style-name="T3">=</text:span> sexo <text:span text:style-name="T3">==</text:span> <text:span text:style-name="T6">'M'</text:span> <text:span text:style-name="T3">&amp;&amp;</text:span> contribuicao <text:span text:style-name="T3">&gt;=</text:span> <text:span text:style-name="T9">35</text:span> <text:span text:style-name="T3">&amp;&amp;</text:span> calculoContribuicao <text:span text:style-name="T3">&gt;=</text:span> <text:span text:style-name="T9">95</text:span></text:p>
      <text:p text:style-name="P38"><text:span text:style-name="T3">const</text:span> aposentadoriaMulher <text:span text:style-name="T3">=</text:span> sexo <text:span text:style-name="T3">==</text:span> <text:span text:style-name="T6">'F'</text:span> <text:span text:style-name="T3">&amp;&amp;</text:span> contribuicao <text:span text:style-name="T3">&gt;=</text:span> <text:span text:style-name="T9">30</text:span> <text:span text:style-name="T3">&amp;&amp;</text:span> calculoContribuicao <text:span text:style-name="T3">&gt;=</text:span> <text:span text:style-name="T9">85</text:span></text:p>
      <text:p text:style-name="P43"/>
      <text:p text:style-name="P38"><text:span text:style-name="T3">if</text:span>(aposentadoriaHomem <text:span text:style-name="T3">||</text:span> aposentadoriaMulher){</text:p>
      <text:p text:style-name="P38"><text:tab/>mensagem <text:span text:style-name="T3">=</text:span> <text:span text:style-name="T6">`</text:span><text:span text:style-name="T3">${</text:span>nome<text:span text:style-name="T3">}</text:span><text:span text:style-name="T6"> você pode se aposentar!`</text:span></text:p>
      <text:p text:style-name="P38">} <text:span text:style-name="T3">else</text:span> {</text:p>
      <text:p text:style-name="P38"><text:tab/>mensagem <text:span text:style-name="T3">=</text:span> <text:span text:style-name="T6">`</text:span><text:span text:style-name="T3">${</text:span>nome<text:span text:style-name="T3">}</text:span><text:span text:style-name="T6"> você não pode se aposentar!`</text:span></text:p>
      <text:p text:style-name="P38">}</text:p>
      <text:p text:style-name="P43"/>
      <text:p text:style-name="P30"><text:span text:style-name="T4">console.</text:span><text:span text:style-name="T7">log</text:span><text:span text:style-name="T4">(mensagem)</text:span></text:p>
      <text:p text:style-name="P27"/>
      <text:list xml:id="list115920660345506" text:continue-numbering="true" text:style-name="L9">
        <text:list-item>
          <text:p text:style-name="P59">Objetos</text:p>
        </text:list-item>
      </text:list>
      <text:p text:style-name="P28"/>
      <text:p text:style-name="P28"/>
      <text:p text:style-name="P28"><text:soft-page-break/></text:p>
      <text:p text:style-name="P37"><text:span text:style-name="T3">const</text:span> aluno01 <text:span text:style-name="T3">=</text:span> {</text:p>
      <text:p text:style-name="P38"><text:tab/>nome<text:span text:style-name="T3">:</text:span> <text:span text:style-name="T6">'Thiago'</text:span>,</text:p>
      <text:p text:style-name="P38"><text:tab/>nota<text:span text:style-name="T3">:</text:span> <text:span text:style-name="T9">9.8</text:span></text:p>
      <text:p text:style-name="P38">}</text:p>
      <text:p text:style-name="P43"/>
      <text:p text:style-name="P38"><text:span text:style-name="T3">const</text:span> aluno02 <text:span text:style-name="T3">=</text:span> {</text:p>
      <text:p text:style-name="P38"><text:tab/>nome<text:span text:style-name="T3">:</text:span> <text:span text:style-name="T6">'Carlos'</text:span>,</text:p>
      <text:p text:style-name="P38"><text:tab/>nota<text:span text:style-name="T3">:</text:span> <text:span text:style-name="T9">10</text:span></text:p>
      <text:p text:style-name="P38">}</text:p>
      <text:p text:style-name="P43"/>
      <text:p text:style-name="P38"><text:span text:style-name="T3">const</text:span> aluno03 <text:span text:style-name="T3">=</text:span> {</text:p>
      <text:p text:style-name="P38"><text:tab/>nome<text:span text:style-name="T3">:</text:span> <text:span text:style-name="T6">'Fulano'</text:span>,</text:p>
      <text:p text:style-name="P38"><text:tab/>nota<text:span text:style-name="T3">:</text:span> <text:span text:style-name="T9">2</text:span></text:p>
      <text:p text:style-name="P38">}</text:p>
      <text:p text:style-name="P43"/>
      <text:p text:style-name="P38"><text:span text:style-name="T3">const</text:span> media <text:span text:style-name="T3">=</text:span> (aluno01.nota <text:span text:style-name="T3">+</text:span> aluno02.nota <text:span text:style-name="T3">+</text:span> aluno03.nota) <text:span text:style-name="T3">/</text:span> <text:span text:style-name="T9">3</text:span></text:p>
      <text:p text:style-name="P43"/>
      <text:p text:style-name="P38">console.<text:span text:style-name="T7">log</text:span>(<text:span text:style-name="T6">`Media: </text:span><text:span text:style-name="T3">${</text:span>media.<text:span text:style-name="T7">toFixed</text:span>(<text:span text:style-name="T9">2</text:span>)<text:span text:style-name="T3">}</text:span><text:span text:style-name="T6">`</text:span>)</text:p>
      <text:p text:style-name="P30"><text:span text:style-name="T4">console.</text:span><text:span text:style-name="T7">log</text:span><text:span text:style-name="T4">(aluno01)</text:span></text:p>
      <text:p text:style-name="P28"/>
      <text:p text:style-name="P28"/>
      <text:list xml:id="list115920167493911" text:continue-numbering="true" text:style-name="L9">
        <text:list-item>
          <text:p text:style-name="P69">Vetores</text:p>
        </text:list-item>
      </text:list>
      <text:p text:style-name="P48"/>
      <text:p text:style-name="P52"><text:span text:style-name="T3">const</text:span> alunos <text:span text:style-name="T3">=</text:span> [</text:p>
      <text:p text:style-name="P38"><text:tab/>{</text:p>
      <text:p text:style-name="P38"><text:tab/><text:tab/>nome<text:span text:style-name="T3">:</text:span> <text:span text:style-name="T6">'Thiago'</text:span>,</text:p>
      <text:p text:style-name="P38"><text:tab/><text:tab/>nota<text:span text:style-name="T3">:</text:span> <text:span text:style-name="T9">9.8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Carlos'</text:span>,</text:p>
      <text:p text:style-name="P38"><text:tab/><text:tab/>nota<text:span text:style-name="T3">:</text:span> <text:span text:style-name="T9">1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Fulano'</text:span>,</text:p>
      <text:p text:style-name="P38"><text:tab/><text:tab/>nota<text:span text:style-name="T3">:</text:span> <text:span text:style-name="T9">2</text:span></text:p>
      <text:p text:style-name="P38"><text:tab/>}</text:p>
      <text:p text:style-name="P38">]</text:p>
      <text:p text:style-name="P38"><text:span text:style-name="T3">const</text:span> nomeDeAlunos <text:span text:style-name="T3">=</text:span> [<text:span text:style-name="T6">'Thiago'</text:span>, <text:span text:style-name="T6">'Carlos'</text:span>, <text:span text:style-name="T6">'Fulano'</text:span>]</text:p>
      <text:p text:style-name="P38"><text:span text:style-name="T3">const</text:span> media <text:span text:style-name="T3">=</text:span> (alunos[<text:span text:style-name="T9">0</text:span>].nota <text:span text:style-name="T3">+</text:span> alunos[<text:span text:style-name="T9">1</text:span>].nota <text:span text:style-name="T3">+</text:span> alunos[<text:span text:style-name="T9">2</text:span>].nota) <text:span text:style-name="T3">/</text:span> <text:span text:style-name="T9">3</text:span></text:p>
      <text:p text:style-name="P38">console.<text:span text:style-name="T7">log</text:span>(nomeDeAlunos)</text:p>
      <text:p text:style-name="P38">console.<text:span text:style-name="T7">log</text:span>(alunos)</text:p>
      <text:p text:style-name="P30"><text:span text:style-name="T4">console.</text:span><text:span text:style-name="T7">log</text:span><text:span text:style-name="T4">(media.</text:span><text:span text:style-name="T7">toFixed</text:span><text:span text:style-name="T4">(</text:span><text:span text:style-name="T9">2</text:span><text:span text:style-name="T4">))</text:span></text:p>
      <text:p text:style-name="P48"/>
      <text:p text:style-name="P48"/>
      <text:list xml:id="list115920727664269" text:continue-numbering="true" text:style-name="L9">
        <text:list-item>
          <text:p text:style-name="P70"><text:soft-page-break/>Desafio 1-2</text:p>
        </text:list-item>
      </text:list>
      <text:p text:style-name="P49"/>
      <text:p text:style-name="P50">Construção e impressão de objetos</text:p>
      <text:p text:style-name="P49">Crie um programa que armazena dados da empresa Rocketseat dentro de um objeto chamado empresa. Os dados a serem armazenados são:</text:p>
      <text:p text:style-name="P49"/>
      <text:list xml:id="list3060583766" text:style-name="L11">
        <text:list-item>
          <text:p text:style-name="P68">Nome: Rocketseat</text:p>
        </text:list-item>
        <text:list-item>
          <text:p text:style-name="P68">Cor: Roxo</text:p>
        </text:list-item>
        <text:list-item>
          <text:p text:style-name="P68">Foco: Programação</text:p>
        </text:list-item>
        <text:list-item>
          <text:p text:style-name="P68">Endereço:</text:p>
          <text:list>
            <text:list-item>
              <text:p text:style-name="P68">Rua: Rua Guilherme Gembala</text:p>
            </text:list-item>
            <text:list-item>
              <text:p text:style-name="P68">Número: 260</text:p>
            </text:list-item>
          </text:list>
        </text:list-item>
      </text:list>
      <text:p text:style-name="P49"/>
      <text:p text:style-name="P49">Obs.: Para armazenar os dados de endereço da empresa você pode criar objetos intercalados.</text:p>
      <text:p text:style-name="P49"/>
      <text:p text:style-name="P49">Imprima em tela utilizando console.log o nome da empresa e seu endereço no seguinte formato:</text:p>
      <text:p text:style-name="P49"/>
      <text:p text:style-name="P51">A empresa Rocketseat está localizada em Rua Guilherme Gembala, 260</text:p>
      <text:p text:style-name="P49"/>
      <text:p text:style-name="P49">Obs. Para imprimir em tela utilize o formato de template strings.</text:p>
      <text:p text:style-name="P49"/>
      <text:p text:style-name="P53"><text:span text:style-name="T3">const</text:span> empresa <text:span text:style-name="T3">=</text:span> {</text:p>
      <text:p text:style-name="P38"><text:tab/>nome<text:span text:style-name="T3">:</text:span> <text:span text:style-name="T6">'Rocketseat'</text:span>,</text:p>
      <text:p text:style-name="P38"><text:tab/>cor<text:span text:style-name="T3">:</text:span> <text:span text:style-name="T6">'Roxo'</text:span>,</text:p>
      <text:p text:style-name="P38"><text:tab/>foco<text:span text:style-name="T3">:</text:span> <text:span text:style-name="T6">'Programação'</text:span>,</text:p>
      <text:p text:style-name="P38"><text:tab/>endereço<text:span text:style-name="T3">:</text:span> {</text:p>
      <text:p text:style-name="P38"><text:tab/><text:tab/>rua<text:span text:style-name="T3">:</text:span><text:span text:style-name="T6">'Rua Guilherme Gembala'</text:span>,</text:p>
      <text:p text:style-name="P38"><text:tab/><text:tab/>numero<text:span text:style-name="T3">:</text:span> <text:span text:style-name="T9">260</text:span></text:p>
      <text:p text:style-name="P38"><text:tab/>}</text:p>
      <text:p text:style-name="P38">}</text:p>
      <text:p text:style-name="P30"><text:span text:style-name="T4">console.</text:span><text:span text:style-name="T7">log</text:span><text:span text:style-name="T4">(</text:span><text:span text:style-name="T6">`A empresa </text:span><text:span text:style-name="T3">${</text:span><text:span text:style-name="T4">empresa.nome</text:span><text:span text:style-name="T3">}</text:span><text:span text:style-name="T6"> está localizada em </text:span><text:span text:style-name="T3">${</text:span><text:span text:style-name="T4">empresa.endereço.rua</text:span><text:span text:style-name="T3">}</text:span><text:span text:style-name="T6">, </text:span><text:span text:style-name="T3">${</text:span><text:span text:style-name="T4">empresa.endereço.numero</text:span><text:span text:style-name="T3">}</text:span><text:span text:style-name="T6">.`</text:span><text:span text:style-name="T4">)</text:span></text:p>
      <text:p text:style-name="P49"/>
      <text:p text:style-name="P50">Vetores e objetos</text:p>
      <text:p text:style-name="P49">Crie um programa com um objeto para armazenar dados de um programador como nome, idade e tecnologias que trabalha.</text:p>
      <text:p text:style-name="P49"/>
      <text:p text:style-name="P49">Um programador pode trabalhar com várias tecnologias, por isso armazene essas tecnologias em um array.</text:p>
      <text:p text:style-name="P49"/>
      <text:p text:style-name="P49">As tecnologias também devem ser objetos contendo nome e especialidade, use as tecnologias abaixo:</text:p>
      <text:p text:style-name="P49"><text:tab/>{ nome: 'C++', especialidade: 'Desktop' }</text:p>
      <text:p text:style-name="P49"><text:tab/>{ nome: 'Python', especialidade: 'Data Science' }</text:p>
      <text:p text:style-name="P49"><text:tab/>{ nome: 'JavaScript', especialidade: 'Web/Mobile' }</text:p>
      <text:p text:style-name="P49">Imprima em tela o nome e especialidade da primeira tecnologia que o usuário utiliza no seguinte formato:</text:p>
      <text:p text:style-name="P49"/>
      <text:p text:style-name="P51"><text:soft-page-break/>O usuário Carlos tem 32 anos e usa a tecnologia C++ com especialidade em Desktop</text:p>
      <text:p text:style-name="P49"/>
      <text:list xml:id="list115918951871351" text:continue-list="list115920727664269" text:style-name="L9">
        <text:list-item>
          <text:p text:style-name="P70">Funções e métodos</text:p>
        </text:list-item>
      </text:list>
      <text:p text:style-name="P46"/>
      <text:p text:style-name="P54">// Criar um programa que calcula a média das turmas de alunos</text:p>
      <text:p text:style-name="P42">// e envia mensagem do cálculo da média.</text:p>
      <text:p text:style-name="P43"/>
      <text:p text:style-name="P38"><text:span text:style-name="T3">const</text:span> alunosDaTurmaA <text:span text:style-name="T3">=</text:span> [</text:p>
      <text:p text:style-name="P38"><text:tab/>{</text:p>
      <text:p text:style-name="P38"><text:tab/><text:tab/>nome<text:span text:style-name="T3">:</text:span> <text:span text:style-name="T6">'Thiago'</text:span>,</text:p>
      <text:p text:style-name="P38"><text:tab/><text:tab/>nota<text:span text:style-name="T3">:</text:span> <text:span text:style-name="T9">1.8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Carlos'</text:span>,</text:p>
      <text:p text:style-name="P38"><text:tab/><text:tab/>nota<text:span text:style-name="T3">:</text:span> <text:span text:style-name="T9">1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Fulano'</text:span>,</text:p>
      <text:p text:style-name="P38"><text:tab/><text:tab/>nota<text:span text:style-name="T3">:</text:span> <text:span text:style-name="T9">2</text:span></text:p>
      <text:p text:style-name="P38"><text:tab/>}</text:p>
      <text:p text:style-name="P38">]</text:p>
      <text:p text:style-name="P38"><text:span text:style-name="T3">const</text:span> alunosDaTurmaB <text:span text:style-name="T3">=</text:span> [</text:p>
      <text:p text:style-name="P38"><text:tab/>{</text:p>
      <text:p text:style-name="P38"><text:tab/><text:tab/>nome<text:span text:style-name="T3">:</text:span> <text:span text:style-name="T6">'Silva'</text:span>,</text:p>
      <text:p text:style-name="P38"><text:tab/><text:tab/>nota<text:span text:style-name="T3">:</text:span> <text:span text:style-name="T9">1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Robson'</text:span>,</text:p>
      <text:p text:style-name="P38"><text:tab/><text:tab/>nota<text:span text:style-name="T3">:</text:span> <text:span text:style-name="T9">1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Ciclano'</text:span>,</text:p>
      <text:p text:style-name="P38"><text:tab/><text:tab/>nota<text:span text:style-name="T3">:</text:span> <text:span text:style-name="T9">0</text:span></text:p>
      <text:p text:style-name="P38"><text:tab/>}</text:p>
      <text:p text:style-name="P38">]</text:p>
      <text:p text:style-name="P43"/>
      <text:p text:style-name="P38"><text:span text:style-name="T3">function</text:span> <text:span text:style-name="T7">calculaMedia</text:span>(<text:span text:style-name="T14">array</text:span>){</text:p>
      <text:p text:style-name="P38"><text:span text:style-name="T3"><text:tab/>return</text:span> ((array[<text:span text:style-name="T9">0</text:span>].nota <text:span text:style-name="T3">+</text:span> array[<text:span text:style-name="T9">1</text:span>].nota <text:span text:style-name="T3">+</text:span> array[<text:span text:style-name="T9">2</text:span>].nota) <text:span text:style-name="T3">/</text:span> array.length).<text:span text:style-name="T7">toFixed</text:span>(<text:span text:style-name="T9">2</text:span>)</text:p>
      <text:p text:style-name="P38">}</text:p>
      <text:p text:style-name="P43"/>
      <text:p text:style-name="P38"><text:span text:style-name="T3">const</text:span> media1 <text:span text:style-name="T3">=</text:span> <text:span text:style-name="T7">calculaMedia</text:span>(alunosDaTurmaA)</text:p>
      <text:p text:style-name="P38"><text:span text:style-name="T3">const</text:span> media2 <text:span text:style-name="T3">=</text:span> <text:span text:style-name="T7">calculaMedia</text:span>(alunosDaTurmaB)</text:p>
      <text:p text:style-name="P43"/>
      <text:p text:style-name="P38"><text:span text:style-name="T3">function</text:span> <text:span text:style-name="T7">enviaMensagem</text:span>(<text:span text:style-name="T14">media</text:span>, <text:span text:style-name="T14">turma</text:span>){</text:p>
      <text:p text:style-name="P38"><text:soft-page-break/><text:span text:style-name="T3"><text:tab/>if</text:span> (media <text:span text:style-name="T3">&gt;</text:span> <text:span text:style-name="T9">5</text:span>) {</text:p>
      <text:p text:style-name="P38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38"><text:tab/>} <text:span text:style-name="T3">else</text:span> {</text:p>
      <text:p text:style-name="P38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38"><text:tab/>}</text:p>
      <text:p text:style-name="P38">}</text:p>
      <text:p text:style-name="P43"/>
      <text:p text:style-name="P38">console.<text:span text:style-name="T7">log</text:span>(<text:span text:style-name="T7">enviaMensagem</text:span>(media1, <text:span text:style-name="T6">'turmaA'</text:span>))</text:p>
      <text:p text:style-name="P30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46"/>
      <text:list xml:id="list115920010100427" text:continue-numbering="true" text:style-name="L9">
        <text:list-item>
          <text:p text:style-name="P70">Estrutura de repetição</text:p>
        </text:list-item>
      </text:list>
      <text:p text:style-name="P47"/>
      <text:p text:style-name="P55">// Criar um programa que calcula a média das turmas de alunos</text:p>
      <text:p text:style-name="P42">// e envia mensagem do cálculo da média.</text:p>
      <text:p text:style-name="P43"/>
      <text:p text:style-name="P38"><text:span text:style-name="T3">const</text:span> alunosDaTurmaA <text:span text:style-name="T3">=</text:span> [</text:p>
      <text:p text:style-name="P38"><text:tab/>{</text:p>
      <text:p text:style-name="P38"><text:tab/><text:tab/>nome<text:span text:style-name="T3">:</text:span> <text:span text:style-name="T6">'Thiago'</text:span>,</text:p>
      <text:p text:style-name="P38"><text:tab/><text:tab/>nota<text:span text:style-name="T3">:</text:span> <text:span text:style-name="T9">1.8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Carlos'</text:span>,</text:p>
      <text:p text:style-name="P38"><text:tab/><text:tab/>nota<text:span text:style-name="T3">:</text:span> <text:span text:style-name="T9">1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Fulano'</text:span>,</text:p>
      <text:p text:style-name="P38"><text:tab/><text:tab/>nota<text:span text:style-name="T3">:</text:span> <text:span text:style-name="T9">2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Outro aluno'</text:span>,</text:p>
      <text:p text:style-name="P38"><text:tab/><text:tab/>nota<text:span text:style-name="T3">:</text:span> <text:span text:style-name="T9">10</text:span></text:p>
      <text:p text:style-name="P38"><text:tab/>}</text:p>
      <text:p text:style-name="P38">]</text:p>
      <text:p text:style-name="P38"><text:span text:style-name="T3">const</text:span> alunosDaTurmaB <text:span text:style-name="T3">=</text:span> [</text:p>
      <text:p text:style-name="P38"><text:tab/>{</text:p>
      <text:p text:style-name="P38"><text:tab/><text:tab/>nome<text:span text:style-name="T3">:</text:span> <text:span text:style-name="T6">'Silva'</text:span>,</text:p>
      <text:p text:style-name="P38"><text:tab/><text:tab/>nota<text:span text:style-name="T3">:</text:span> <text:span text:style-name="T9">1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Robson'</text:span>,</text:p>
      <text:p text:style-name="P38"><text:tab/><text:tab/>nota<text:span text:style-name="T3">:</text:span> <text:span text:style-name="T9">1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Ciclano'</text:span>,</text:p>
      <text:p text:style-name="P38"><text:soft-page-break/><text:tab/><text:tab/>nota<text:span text:style-name="T3">:</text:span> <text:span text:style-name="T9">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Novo Aluno'</text:span>,</text:p>
      <text:p text:style-name="P38"><text:tab/><text:tab/>nota<text:span text:style-name="T3">:</text:span> <text:span text:style-name="T9">5</text:span></text:p>
      <text:p text:style-name="P38"><text:tab/>}</text:p>
      <text:p text:style-name="P38">]</text:p>
      <text:p text:style-name="P43"/>
      <text:p text:style-name="P38"><text:span text:style-name="T3">function</text:span> <text:span text:style-name="T7">calculaMedia</text:span>(<text:span text:style-name="T14">alunos</text:span>){</text:p>
      <text:p text:style-name="P38"><text:span text:style-name="T3"><text:tab/>let</text:span> soma <text:span text:style-name="T3">=</text:span> <text:span text:style-name="T9">0</text:span></text:p>
      <text:p text:style-name="P38"><text:span text:style-name="T3"><text:tab/>for</text:span>(<text:span text:style-name="T3">let</text:span> i <text:span text:style-name="T3">=</text:span> <text:span text:style-name="T9">0</text:span>; i <text:span text:style-name="T3">&lt;</text:span> alunos.length; i<text:span text:style-name="T3">++</text:span>){</text:p>
      <text:p text:style-name="P38"><text:tab/><text:tab/>soma <text:span text:style-name="T3">=</text:span> soma <text:span text:style-name="T3">+</text:span> alunos[i].nota</text:p>
      <text:p text:style-name="P38"><text:tab/>}</text:p>
      <text:p text:style-name="P43"/>
      <text:p text:style-name="P38"><text:span text:style-name="T3"><text:tab/>const</text:span> media <text:span text:style-name="T3">=</text:span> soma <text:span text:style-name="T3">/</text:span> alunos.length</text:p>
      <text:p text:style-name="P38"><text:span text:style-name="T3"><text:tab/>return</text:span> media</text:p>
      <text:p text:style-name="P38">}</text:p>
      <text:p text:style-name="P56"/>
      <text:p text:style-name="P38"><text:span text:style-name="T3">const</text:span> media1 <text:span text:style-name="T3">=</text:span> <text:span text:style-name="T7">calculaMedia</text:span>(alunosDaTurmaA)</text:p>
      <text:p text:style-name="P38"><text:span text:style-name="T3">const</text:span> media2 <text:span text:style-name="T3">=</text:span> <text:span text:style-name="T7">calculaMedia</text:span>(alunosDaTurmaB)</text:p>
      <text:p text:style-name="P43"/>
      <text:p text:style-name="P38"><text:span text:style-name="T3">function</text:span> <text:span text:style-name="T7">enviaMensagem</text:span>(<text:span text:style-name="T14">media</text:span>, <text:span text:style-name="T14">turma</text:span>){</text:p>
      <text:p text:style-name="P38"><text:span text:style-name="T3"><text:tab/>if</text:span> (media <text:span text:style-name="T3">&gt;</text:span> <text:span text:style-name="T9">5</text:span>) {</text:p>
      <text:p text:style-name="P38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38"><text:tab/>} <text:span text:style-name="T3">else</text:span> {</text:p>
      <text:p text:style-name="P38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38"><text:tab/>}</text:p>
      <text:p text:style-name="P38">}</text:p>
      <text:p text:style-name="P43"/>
      <text:p text:style-name="P38">console.<text:span text:style-name="T7">log</text:span>(<text:span text:style-name="T7">enviaMensagem</text:span>(media1, <text:span text:style-name="T6">'turmaA'</text:span>))</text:p>
      <text:p text:style-name="P30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47"/>
      <text:list xml:id="list115919316965318" text:continue-numbering="true" text:style-name="L9">
        <text:list-item>
          <text:p text:style-name="P70">Escopos</text:p>
          <text:p text:style-name="P72"/>
        </text:list-item>
        <text:list-item>
          <text:p text:style-name="P70">Desafio 1-3</text:p>
        </text:list-item>
      </text:list>
      <text:p text:style-name="P73"/>
      <text:p text:style-name="P74">// Usuários e tecnologias</text:p>
      <text:p text:style-name="P73"/>
      <text:p text:style-name="P75">const usuarios = [</text:p>
      <text:p text:style-name="P75"><text:s text:c="4"/>{ nome: 'Carlos', tecnologias: ['HTML', 'CSS'] },</text:p>
      <text:p text:style-name="P75"><text:s text:c="4"/>{ nome: 'Jasmine', tecnologias: ['JavaScript', 'CSS'] },</text:p>
      <text:p text:style-name="P75"><text:s text:c="4"/>{ nome: 'Tuane', tecnologias: ['HTML', 'Node.js'] }</text:p>
      <text:p text:style-name="P75"><text:s text:c="2"/>]</text:p>
      <text:p text:style-name="P75"/>
      <text:p text:style-name="P75">for (let usuario of usuarios) {</text:p>
      <text:p text:style-name="P75"><text:soft-page-break/><text:s text:c="4"/>console.log(`${usuario.nome} trabalha com ${usuario.tecnologias.join(', ')}`)</text:p>
      <text:p text:style-name="P75">}</text:p>
      <text:p text:style-name="P75"/>
      <text:p text:style-name="P75">// Busca por tecnologia</text:p>
      <text:p text:style-name="P75">function checaSeUsuarioUsaCSS(usuario) {</text:p>
      <text:p text:style-name="P75"><text:s text:c="4"/>for (let tecnologia of usuario.tecnologias) {</text:p>
      <text:p text:style-name="P75"><text:s text:c="8"/>if (tecnologia == 'CSS') return true</text:p>
      <text:p text:style-name="P75"><text:s text:c="4"/>}</text:p>
      <text:p text:style-name="P75"/>
      <text:p text:style-name="P75"><text:s text:c="4"/>return false</text:p>
      <text:p text:style-name="P75">}</text:p>
      <text:p text:style-name="P75"/>
      <text:p text:style-name="P75">for (let i = 0; i &lt; usuarios.length; i++) {</text:p>
      <text:p text:style-name="P75"><text:s text:c="4"/>const usuarioTrabalhaComCSS = checaSeUsuarioUsaCSS(usuarios[i])</text:p>
      <text:p text:style-name="P75"/>
      <text:p text:style-name="P75"><text:s text:c="4"/>if(usuarioTrabalhaComCSS) {</text:p>
      <text:p text:style-name="P75"><text:s text:c="8"/>console.log(`O usuário ${usuarios[i].nome} trabalha com CSS`)</text:p>
      <text:p text:style-name="P75"><text:s text:c="4"/>}</text:p>
      <text:p text:style-name="P75">}</text:p>
      <text:p text:style-name="P73"/>
      <text:p text:style-name="P74">// Soma de despesas e receitas</text:p>
      <text:p text:style-name="P73"/>
      <text:p text:style-name="P75">const usuarios = [</text:p>
      <text:p text:style-name="P75"><text:s text:c="4"/>{</text:p>
      <text:p text:style-name="P75"><text:s text:c="6"/>nome: 'Salvio',</text:p>
      <text:p text:style-name="P75"><text:s text:c="6"/>receitas: [115.3, 48.7, 98.3, 14.5],</text:p>
      <text:p text:style-name="P75"><text:s text:c="6"/>despesas: [85.3, 13.5, 19.9]</text:p>
      <text:p text:style-name="P75"><text:s text:c="4"/>},</text:p>
      <text:p text:style-name="P75"><text:s text:c="4"/>{</text:p>
      <text:p text:style-name="P75"><text:s text:c="6"/>nome: 'Marcio',</text:p>
      <text:p text:style-name="P75"><text:s text:c="6"/>receitas: [24.6, 214.3, 45.3],</text:p>
      <text:p text:style-name="P75"><text:s text:c="6"/>despesas: [185.3, 12.1, 120.0]</text:p>
      <text:p text:style-name="P75"><text:s text:c="4"/>},</text:p>
      <text:p text:style-name="P75"><text:s text:c="4"/>{</text:p>
      <text:p text:style-name="P75"><text:s text:c="6"/>nome: 'Lucia',</text:p>
      <text:p text:style-name="P75"><text:s text:c="6"/>receitas: [9.8, 120.3, 340.2, 45.3],</text:p>
      <text:p text:style-name="P75"><text:s text:c="6"/>despesas: [450.2, 29.9]</text:p>
      <text:p text:style-name="P75"><text:s text:c="4"/>}</text:p>
      <text:p text:style-name="P75"><text:s text:c="2"/>]</text:p>
      <text:p text:style-name="P75"/>
      <text:p text:style-name="P75">function calculaSaldo(receitas, despesas) {</text:p>
      <text:p text:style-name="P75"><text:s text:c="4"/>const somaReceitas = somaNumeros(receitas)</text:p>
      <text:p text:style-name="P75"><text:s text:c="4"/>const somaDespesas = somaNumeros(despesas)</text:p>
      <text:p text:style-name="P75"><text:s text:c="4"/></text:p>
      <text:p text:style-name="P75"><text:s text:c="4"/>return somaReceitas - somaDespesas</text:p>
      <text:p text:style-name="P75">}</text:p>
      <text:p text:style-name="P75"/>
      <text:p text:style-name="P75">function somaNumeros(numeros) {</text:p>
      <text:p text:style-name="P75"><text:s text:c="4"/>let soma = 0</text:p>
      <text:p text:style-name="P75"/>
      <text:p text:style-name="P75"><text:s text:c="4"/>for (let numero of numeros) {</text:p>
      <text:p text:style-name="P75"><text:s text:c="8"/>soma = soma + numero</text:p>
      <text:p text:style-name="P75"><text:s text:c="4"/>}</text:p>
      <text:p text:style-name="P75"/>
      <text:p text:style-name="P75"><text:s text:c="4"/>return soma</text:p>
      <text:p text:style-name="P75">}</text:p>
      <text:p text:style-name="P75"/>
      <text:p text:style-name="P75">for (let usuario of usuarios) {</text:p>
      <text:p text:style-name="P75"><text:s text:c="4"/>const saldo = calculaSaldo(usuario.receitas, usuario.despesas)</text:p>
      <text:p text:style-name="P75"/>
      <text:p text:style-name="P75"><text:soft-page-break/><text:s text:c="4"/>if (saldo &gt; 0) {</text:p>
      <text:p text:style-name="P75"><text:s text:c="8"/>console.log(`${usuario.nome} possui saldo POSITIVO de ${saldo.toFixed(2)}`)</text:p>
      <text:p text:style-name="P75"><text:s text:c="4"/>} else {</text:p>
      <text:p text:style-name="P75"><text:s text:c="8"/>console.log(`${usuario.nome} possui saldo NEGATIVO de ${saldo.toFixed(2)}`)</text:p>
      <text:p text:style-name="P75"><text:s text:c="4"/>}</text:p>
      <text:p text:style-name="P75">}</text:p>
      <text:p text:style-name="P73"/>
      <text:p text:style-name="P73"/>
      <text:list xml:id="list115920970336711" text:continue-numbering="true" text:style-name="L9">
        <text:list-item>
          <text:p text:style-name="P70">Boleanos</text:p>
          <text:p text:style-name="P76"/>
        </text:list-item>
      </text:list>
      <text:p text:style-name="P81">const alunosDaTurmaA = [</text:p>
      <text:p text:style-name="P81"><text:s text:c="2"/>{</text:p>
      <text:p text:style-name="P81"><text:s text:c="4"/>nome: 'Thiago',</text:p>
      <text:p text:style-name="P81"><text:s text:c="4"/>nota: 1.8</text:p>
      <text:p text:style-name="P81"><text:s text:c="2"/>},</text:p>
      <text:p text:style-name="P81"><text:s text:c="2"/>{</text:p>
      <text:p text:style-name="P81"><text:s text:c="4"/>nome: 'Carlos',</text:p>
      <text:p text:style-name="P81"><text:s text:c="4"/>nota: 10</text:p>
      <text:p text:style-name="P81"><text:s text:c="2"/>},</text:p>
      <text:p text:style-name="P81"><text:s text:c="2"/>{</text:p>
      <text:p text:style-name="P81"><text:s text:c="4"/>nome: 'Fulano',</text:p>
      <text:p text:style-name="P81"><text:s text:c="4"/>nota: 2</text:p>
      <text:p text:style-name="P81"><text:s text:c="2"/>},</text:p>
      <text:p text:style-name="P81"><text:s text:c="2"/>{</text:p>
      <text:p text:style-name="P81"><text:s text:c="4"/>nome: 'Outro aluno',</text:p>
      <text:p text:style-name="P81"><text:s text:c="4"/>nota: 10</text:p>
      <text:p text:style-name="P81"><text:s text:c="2"/>}</text:p>
      <text:p text:style-name="P81">]</text:p>
      <text:p text:style-name="P81">const alunosDaTurmaB = [</text:p>
      <text:p text:style-name="P81"><text:s text:c="2"/>{</text:p>
      <text:p text:style-name="P81"><text:s text:c="4"/>nome: 'Silva',</text:p>
      <text:p text:style-name="P81"><text:s text:c="4"/>nota: 10</text:p>
      <text:p text:style-name="P81"><text:s text:c="2"/>},</text:p>
      <text:p text:style-name="P81"><text:s text:c="2"/>{</text:p>
      <text:p text:style-name="P81"><text:s text:c="4"/>nome: 'Robson',</text:p>
      <text:p text:style-name="P81"><text:s text:c="4"/>nota: 10</text:p>
      <text:p text:style-name="P81"><text:s text:c="2"/>},</text:p>
      <text:p text:style-name="P81"><text:s text:c="2"/>{</text:p>
      <text:p text:style-name="P81"><text:s text:c="4"/>nome: 'Ciclano',</text:p>
      <text:p text:style-name="P81"><text:s text:c="4"/>nota: 0</text:p>
      <text:p text:style-name="P81"><text:s text:c="2"/>},</text:p>
      <text:p text:style-name="P81"><text:s text:c="2"/>{</text:p>
      <text:p text:style-name="P81"><text:s text:c="4"/>nome: 'Novo Aluno',</text:p>
      <text:p text:style-name="P81"><text:s text:c="4"/>nota: 5</text:p>
      <text:p text:style-name="P81"><text:s text:c="2"/>}</text:p>
      <text:p text:style-name="P81">]</text:p>
      <text:p text:style-name="P81"/>
      <text:p text:style-name="P81">function calculaMedia(alunos){</text:p>
      <text:p text:style-name="P81"><text:s text:c="2"/>let soma = 0</text:p>
      <text:p text:style-name="P81"><text:s text:c="2"/>for(let i = 0; i &lt; alunos.length; i++){</text:p>
      <text:p text:style-name="P81"><text:s text:c="4"/>soma = soma + alunos[i].nota</text:p>
      <text:p text:style-name="P81"><text:s text:c="2"/>}</text:p>
      <text:p text:style-name="P81"/>
      <text:p text:style-name="P81"><text:s text:c="2"/>const media = soma / alunos.length</text:p>
      <text:p text:style-name="P81"><text:s text:c="2"/>return media</text:p>
      <text:p text:style-name="P81">}</text:p>
      <text:p text:style-name="P81"/>
      <text:p text:style-name="P81"/>
      <text:p text:style-name="P81">const media1 = calculaMedia(alunosDaTurmaA)</text:p>
      <text:p text:style-name="P81"><text:soft-page-break/>const media2 = calculaMedia(alunosDaTurmaB)</text:p>
      <text:p text:style-name="P81"/>
      <text:p text:style-name="P81">function enviaMensagem(media, turma){</text:p>
      <text:p text:style-name="P81"><text:s text:c="2"/>if (media &gt; 5) {</text:p>
      <text:p text:style-name="P81"><text:s text:c="4"/>console.log(`A media da turma ${turma} foi de ${media}. Parabéns!`)</text:p>
      <text:p text:style-name="P81"><text:s text:c="2"/>} else {</text:p>
      <text:p text:style-name="P81"><text:s text:c="4"/>console.log(`A media da turma ${turma} é menor que 5!`)</text:p>
      <text:p text:style-name="P81"><text:s text:c="2"/>}</text:p>
      <text:p text:style-name="P81">}</text:p>
      <text:p text:style-name="P81"/>
      <text:p text:style-name="P81">console.log(enviaMensagem(media1, 'turmaA'))</text:p>
      <text:p text:style-name="P81">console.log(enviaMensagem(media2, 'turmaB'))</text:p>
      <text:p text:style-name="P81"/>
      <text:p text:style-name="P81">function marcarComoReprovado(aluno) {</text:p>
      <text:p text:style-name="P81"><text:s text:c="4"/>aluno.reprovado = false</text:p>
      <text:p text:style-name="P81"><text:s text:c="4"/>if (aluno.nota &lt; 5){</text:p>
      <text:p text:style-name="P81"><text:s text:c="6"/>aluno.reprovado = true</text:p>
      <text:p text:style-name="P81"><text:s text:c="4"/>}</text:p>
      <text:p text:style-name="P81">}</text:p>
      <text:p text:style-name="P81"/>
      <text:p text:style-name="P81">marcarComoReprovado(alunosDaTurmaA)</text:p>
      <text:p text:style-name="P81"/>
      <text:p text:style-name="P81">function enviarMensagemReprovado(aluno){</text:p>
      <text:p text:style-name="P81"><text:s text:c="2"/>if(aluno.reprovado){</text:p>
      <text:p text:style-name="P81"><text:s text:c="4"/>console.log(`O aluno ${aluno.nome} está reprovado!`)</text:p>
      <text:p text:style-name="P81"><text:s text:c="2"/>}</text:p>
      <text:p text:style-name="P81">}</text:p>
      <text:p text:style-name="P81"/>
      <text:p text:style-name="P81">function alunoReprovado(alunos){</text:p>
      <text:p text:style-name="P81"><text:s text:c="2"/>for(let aluno of alunos){</text:p>
      <text:p text:style-name="P81"><text:s text:c="4"/>marcarComoReprovado(aluno)</text:p>
      <text:p text:style-name="P81"><text:s text:c="4"/>enviarMensagemReprovado(aluno)</text:p>
      <text:p text:style-name="P81"><text:s text:c="2"/>}</text:p>
      <text:p text:style-name="P81">}</text:p>
      <text:p text:style-name="P81"/>
      <text:p text:style-name="P81">alunoReprovado(alunosDaTurmaA)</text:p>
      <text:p text:style-name="P81">alunoReprovado(alunosDaTurmaB)</text:p>
      <text:p text:style-name="P77"/>
      <text:p text:style-name="P77"/>
      <text:list xml:id="list115919414526535" text:continue-numbering="true" text:style-name="L9">
        <text:list-item>
          <text:p text:style-name="P70">Organização, padronização e escrita</text:p>
          <text:p text:style-name="P78"/>
        </text:list-item>
      </text:list>
      <text:p text:style-name="P82">const classA = [</text:p>
      <text:p text:style-name="P82"><text:s text:c="2"/>{</text:p>
      <text:p text:style-name="P82"><text:s text:c="4"/>name: 'Thiago',</text:p>
      <text:p text:style-name="P82"><text:s text:c="4"/>grade: 1.8</text:p>
      <text:p text:style-name="P82"><text:s text:c="2"/>},</text:p>
      <text:p text:style-name="P82"><text:s text:c="2"/>{</text:p>
      <text:p text:style-name="P82"><text:s text:c="4"/>name: 'Carlos',</text:p>
      <text:p text:style-name="P82"><text:s text:c="4"/>grade: 10</text:p>
      <text:p text:style-name="P82"><text:s text:c="2"/>},</text:p>
      <text:p text:style-name="P82"><text:s text:c="2"/>{</text:p>
      <text:p text:style-name="P82"><text:s text:c="4"/>name: 'Fulano',</text:p>
      <text:p text:style-name="P82"><text:s text:c="4"/>grade: 2</text:p>
      <text:p text:style-name="P82"><text:s text:c="2"/>},</text:p>
      <text:p text:style-name="P82"><text:s text:c="2"/>{</text:p>
      <text:p text:style-name="P82"><text:s text:c="4"/>name: 'Outro student',</text:p>
      <text:p text:style-name="P82"><text:s text:c="4"/>grade: 10</text:p>
      <text:p text:style-name="P82"><text:s text:c="2"/>}</text:p>
      <text:p text:style-name="P82">]</text:p>
      <text:p text:style-name="P82">const classB = [</text:p>
      <text:p text:style-name="P82"><text:s text:c="2"/>{</text:p>
      <text:p text:style-name="P82"><text:soft-page-break/><text:s text:c="4"/>name: 'Silva',</text:p>
      <text:p text:style-name="P82"><text:s text:c="4"/>grade: 10</text:p>
      <text:p text:style-name="P82"><text:s text:c="2"/>},</text:p>
      <text:p text:style-name="P82"><text:s text:c="2"/>{</text:p>
      <text:p text:style-name="P82"><text:s text:c="4"/>name: 'Robson',</text:p>
      <text:p text:style-name="P82"><text:s text:c="4"/>grade: 10</text:p>
      <text:p text:style-name="P82"><text:s text:c="2"/>},</text:p>
      <text:p text:style-name="P82"><text:s text:c="2"/>{</text:p>
      <text:p text:style-name="P82"><text:s text:c="4"/>name: 'Ciclano',</text:p>
      <text:p text:style-name="P82"><text:s text:c="4"/>grade: 0</text:p>
      <text:p text:style-name="P82"><text:s text:c="2"/>},</text:p>
      <text:p text:style-name="P82"><text:s text:c="2"/>{</text:p>
      <text:p text:style-name="P82"><text:s text:c="4"/>name: 'Novo Aluno',</text:p>
      <text:p text:style-name="P82"><text:s text:c="4"/>grade: 5</text:p>
      <text:p text:style-name="P82"><text:s text:c="2"/>}</text:p>
      <text:p text:style-name="P82">]</text:p>
      <text:p text:style-name="P82"/>
      <text:p text:style-name="P82">function calculateAverage(students){</text:p>
      <text:p text:style-name="P82"><text:s text:c="2"/>let sum = 0</text:p>
      <text:p text:style-name="P82"><text:s text:c="2"/></text:p>
      <text:p text:style-name="P82"><text:s text:c="2"/>for(let i = 0; i &lt; students.length; i++){</text:p>
      <text:p text:style-name="P82"><text:s text:c="4"/>sum = sum + students[i].grade</text:p>
      <text:p text:style-name="P82"><text:s text:c="2"/>}</text:p>
      <text:p text:style-name="P82"/>
      <text:p text:style-name="P82"><text:s text:c="2"/>const average = sum / students.length</text:p>
      <text:p text:style-name="P82"/>
      <text:p text:style-name="P82"><text:s text:c="2"/>return average</text:p>
      <text:p text:style-name="P82">}</text:p>
      <text:p text:style-name="P82"/>
      <text:p text:style-name="P82">function sendMessage(average, turma){</text:p>
      <text:p text:style-name="P82"><text:s text:c="2"/></text:p>
      <text:p text:style-name="P82"><text:s text:c="2"/>if (average &gt; 5) {</text:p>
      <text:p text:style-name="P82"><text:s text:c="4"/>console.log(`${turma} average: ${average}. Congratulations!`)</text:p>
      <text:p text:style-name="P82"><text:s text:c="2"/>} else {</text:p>
      <text:p text:style-name="P82"><text:s text:c="4"/>console.log(`${turma} average: ${average}. Is not good!`)</text:p>
      <text:p text:style-name="P82"><text:s text:c="2"/>}</text:p>
      <text:p text:style-name="P82">}</text:p>
      <text:p text:style-name="P82"/>
      <text:p text:style-name="P82">function markAsFlunked(student) {</text:p>
      <text:p text:style-name="P82"><text:s text:c="4"/>student.flunked = false</text:p>
      <text:p text:style-name="P82"><text:s text:c="4"/></text:p>
      <text:p text:style-name="P82"><text:s text:c="4"/>if (student.grade &lt; 5){</text:p>
      <text:p text:style-name="P82"><text:s text:c="6"/>student.flunked = true</text:p>
      <text:p text:style-name="P82"><text:s text:c="4"/>}</text:p>
      <text:p text:style-name="P82">}</text:p>
      <text:p text:style-name="P82"/>
      <text:p text:style-name="P82">function sendFlunkedMessage(student){</text:p>
      <text:p text:style-name="P82"><text:s text:c="2"/></text:p>
      <text:p text:style-name="P82"><text:s text:c="2"/>if(student.flunked){</text:p>
      <text:p text:style-name="P82"><text:s text:c="4"/>console.log(`${student.name} flunked!`)</text:p>
      <text:p text:style-name="P82"><text:s text:c="2"/>}</text:p>
      <text:p text:style-name="P82">}</text:p>
      <text:p text:style-name="P82"/>
      <text:p text:style-name="P82">function studentReprovados(students){</text:p>
      <text:p text:style-name="P82"><text:s text:c="2"/></text:p>
      <text:p text:style-name="P82"><text:s text:c="2"/>for(let student of students){</text:p>
      <text:p text:style-name="P82"><text:s text:c="4"/>markAsFlunked(student)</text:p>
      <text:p text:style-name="P82"><text:s text:c="4"/>sendFlunkedMessage(student)</text:p>
      <text:p text:style-name="P82"><text:s text:c="2"/>}</text:p>
      <text:p text:style-name="P82">}</text:p>
      <text:p text:style-name="P82"/>
      <text:p text:style-name="P82">const average1 = calculateAverage(classA)</text:p>
      <text:p text:style-name="P82"><text:soft-page-break/>const average2 = calculateAverage(classB)</text:p>
      <text:p text:style-name="P82"/>
      <text:p text:style-name="P82">sendMessage(average1, 'Class A')</text:p>
      <text:p text:style-name="P82">sendMessage(average2, 'Class B')</text:p>
      <text:p text:style-name="P82"/>
      <text:p text:style-name="P82">studentReprovados(classA)</text:p>
      <text:p text:style-name="P82">studentReprovados(classB)</text:p>
      <text:p text:style-name="P79"/>
      <text:list xml:id="list115918999814313" text:continue-numbering="true" text:style-name="L9">
        <text:list-item>
          <text:p text:style-name="P70">Desafio 1-4</text:p>
          <text:p text:style-name="P80">iniciar desaf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background-color="#8e86a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5:00:36.729814277</meta:creation-date>
    <dc:date>2021-10-27T11:59:18.637526657</dc:date>
    <meta:editing-duration>PT4H42M35S</meta:editing-duration>
    <meta:editing-cycles>12</meta:editing-cycles>
    <meta:generator>LibreOffice/6.1.5.2$Linux_X86_64 LibreOffice_project/10$Build-2</meta:generator>
    <meta:document-statistic meta:table-count="0" meta:image-count="0" meta:object-count="0" meta:page-count="18" meta:paragraph-count="648" meta:word-count="2550" meta:character-count="16375" meta:non-whitespace-character-count="13870"/>
  </office:meta>
</office:document-meta>
</file>